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o0" style:family="table-column">
      <style:table-column-properties fo:break-before="auto" style:column-width="149px"/>
    </style:style>
    <style:style style:name="co1" style:family="table-column">
      <style:table-column-properties fo:break-before="auto" style:column-width="215px"/>
    </style:style>
    <style:style style:name="co2" style:family="table-column">
      <style:table-column-properties fo:break-before="auto" style:column-width="47px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0"/>
        <table:table-column table:style-name="co1"/>
        <table:table-column table:style-name="co2"/>
        <table:table-row>
          <table:table-cell office:value-type="string">
            <text:p>Headcount for '01 - Pupils in all schools, by type of SEN provision - including independent schools and general hospital schools - 2016 to 2022' in Barking and Dagenham, Barnet, Barnsley, Bath and North East Somerset, Bedford and 147 other locations for 2021/2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table:number-columns-spanned="2" table:number-rows-spanned="1" office:value-type="string">
            <text:p/>
          </table:table-cell>
          <table:covered-table-cell/>
          <table:table-cell office:value-type="string">
            <text:p>2021/22</text:p>
          </table:table-cell>
        </table:table-row>
        <table:table-row>
          <table:table-cell table:number-columns-spanned="1" table:number-rows-spanned="12" office:value-type="string">
            <text:p>North East</text:p>
          </table:table-cell>
          <table:table-cell office:value-type="string">
            <text:p>County Durham</text:p>
          </table:table-cell>
          <table:table-cell office:value-type="string">
            <text:p>76,409</text:p>
          </table:table-cell>
        </table:table-row>
        <table:table-row>
          <table:covered-table-cell/>
          <table:table-cell office:value-type="string">
            <text:p>Darlington</text:p>
          </table:table-cell>
          <table:table-cell office:value-type="string">
            <text:p>16,316</text:p>
          </table:table-cell>
        </table:table-row>
        <table:table-row>
          <table:covered-table-cell/>
          <table:table-cell office:value-type="string">
            <text:p>Gateshead</text:p>
          </table:table-cell>
          <table:table-cell office:value-type="string">
            <text:p>30,432</text:p>
          </table:table-cell>
        </table:table-row>
        <table:table-row>
          <table:covered-table-cell/>
          <table:table-cell office:value-type="string">
            <text:p>Hartlepool</text:p>
          </table:table-cell>
          <table:table-cell office:value-type="string">
            <text:p>15,299</text:p>
          </table:table-cell>
        </table:table-row>
        <table:table-row>
          <table:covered-table-cell/>
          <table:table-cell office:value-type="string">
            <text:p>Middlesbrough</text:p>
          </table:table-cell>
          <table:table-cell office:value-type="string">
            <text:p>25,484</text:p>
          </table:table-cell>
        </table:table-row>
        <table:table-row>
          <table:covered-table-cell/>
          <table:table-cell office:value-type="string">
            <text:p>Newcastle upon Tyne</text:p>
          </table:table-cell>
          <table:table-cell office:value-type="string">
            <text:p>46,300</text:p>
          </table:table-cell>
        </table:table-row>
        <table:table-row>
          <table:covered-table-cell/>
          <table:table-cell office:value-type="string">
            <text:p>North Tyneside</text:p>
          </table:table-cell>
          <table:table-cell office:value-type="string">
            <text:p>31,362</text:p>
          </table:table-cell>
        </table:table-row>
        <table:table-row>
          <table:covered-table-cell/>
          <table:table-cell office:value-type="string">
            <text:p>Northumberland</text:p>
          </table:table-cell>
          <table:table-cell office:value-type="string">
            <text:p>46,190</text:p>
          </table:table-cell>
        </table:table-row>
        <table:table-row>
          <table:covered-table-cell/>
          <table:table-cell office:value-type="string">
            <text:p>Redcar and Cleveland</text:p>
          </table:table-cell>
          <table:table-cell office:value-type="string">
            <text:p>21,679</text:p>
          </table:table-cell>
        </table:table-row>
        <table:table-row>
          <table:covered-table-cell/>
          <table:table-cell office:value-type="string">
            <text:p>South Tyneside</text:p>
          </table:table-cell>
          <table:table-cell office:value-type="string">
            <text:p>22,777</text:p>
          </table:table-cell>
        </table:table-row>
        <table:table-row>
          <table:covered-table-cell/>
          <table:table-cell office:value-type="string">
            <text:p>Stockton-on-Tees</text:p>
          </table:table-cell>
          <table:table-cell office:value-type="string">
            <text:p>34,228</text:p>
          </table:table-cell>
        </table:table-row>
        <table:table-row>
          <table:covered-table-cell/>
          <table:table-cell office:value-type="string">
            <text:p>Sunderland</text:p>
          </table:table-cell>
          <table:table-cell office:value-type="string">
            <text:p>41,715</text:p>
          </table:table-cell>
        </table:table-row>
        <table:table-row>
          <table:table-cell table:number-columns-spanned="1" table:number-rows-spanned="23" office:value-type="string">
            <text:p>North West</text:p>
          </table:table-cell>
          <table:table-cell office:value-type="string">
            <text:p>Blackburn with Darwen</text:p>
          </table:table-cell>
          <table:table-cell office:value-type="string">
            <text:p>29,801</text:p>
          </table:table-cell>
        </table:table-row>
        <table:table-row>
          <table:covered-table-cell/>
          <table:table-cell office:value-type="string">
            <text:p>Blackpool</text:p>
          </table:table-cell>
          <table:table-cell office:value-type="string">
            <text:p>19,811</text:p>
          </table:table-cell>
        </table:table-row>
        <table:table-row>
          <table:covered-table-cell/>
          <table:table-cell office:value-type="string">
            <text:p>Bolton</text:p>
          </table:table-cell>
          <table:table-cell office:value-type="string">
            <text:p>56,334</text:p>
          </table:table-cell>
        </table:table-row>
        <table:table-row>
          <table:covered-table-cell/>
          <table:table-cell office:value-type="string">
            <text:p>Bury</text:p>
          </table:table-cell>
          <table:table-cell office:value-type="string">
            <text:p>31,253</text:p>
          </table:table-cell>
        </table:table-row>
        <table:table-row>
          <table:covered-table-cell/>
          <table:table-cell office:value-type="string">
            <text:p>Cheshire East</text:p>
          </table:table-cell>
          <table:table-cell office:value-type="string">
            <text:p>59,388</text:p>
          </table:table-cell>
        </table:table-row>
        <table:table-row>
          <table:covered-table-cell/>
          <table:table-cell office:value-type="string">
            <text:p>Cheshire West and Chester</text:p>
          </table:table-cell>
          <table:table-cell office:value-type="string">
            <text:p>55,534</text:p>
          </table:table-cell>
        </table:table-row>
        <table:table-row>
          <table:covered-table-cell/>
          <table:table-cell office:value-type="string">
            <text:p>Cumbria</text:p>
          </table:table-cell>
          <table:table-cell office:value-type="string">
            <text:p>72,791</text:p>
          </table:table-cell>
        </table:table-row>
        <table:table-row>
          <table:covered-table-cell/>
          <table:table-cell office:value-type="string">
            <text:p>Halton</text:p>
          </table:table-cell>
          <table:table-cell office:value-type="string">
            <text:p>19,318</text:p>
          </table:table-cell>
        </table:table-row>
        <table:table-row>
          <table:covered-table-cell/>
          <table:table-cell office:value-type="string">
            <text:p>Knowsley</text:p>
          </table:table-cell>
          <table:table-cell office:value-type="string">
            <text:p>21,296</text:p>
          </table:table-cell>
        </table:table-row>
        <table:table-row>
          <table:covered-table-cell/>
          <table:table-cell office:value-type="string">
            <text:p>Lancashire</text:p>
          </table:table-cell>
          <table:table-cell office:value-type="string">
            <text:p>186,167</text:p>
          </table:table-cell>
        </table:table-row>
        <table:table-row>
          <table:covered-table-cell/>
          <table:table-cell office:value-type="string">
            <text:p>Liverpool</text:p>
          </table:table-cell>
          <table:table-cell office:value-type="string">
            <text:p>77,939</text:p>
          </table:table-cell>
        </table:table-row>
        <table:table-row>
          <table:covered-table-cell/>
          <table:table-cell office:value-type="string">
            <text:p>Manchester</text:p>
          </table:table-cell>
          <table:table-cell office:value-type="string">
            <text:p>97,608</text:p>
          </table:table-cell>
        </table:table-row>
        <table:table-row>
          <table:covered-table-cell/>
          <table:table-cell office:value-type="string">
            <text:p>Oldham</text:p>
          </table:table-cell>
          <table:table-cell office:value-type="string">
            <text:p>47,169</text:p>
          </table:table-cell>
        </table:table-row>
        <table:table-row>
          <table:covered-table-cell/>
          <table:table-cell office:value-type="string">
            <text:p>Rochdale</text:p>
          </table:table-cell>
          <table:table-cell office:value-type="string">
            <text:p>38,174</text:p>
          </table:table-cell>
        </table:table-row>
        <table:table-row>
          <table:covered-table-cell/>
          <table:table-cell office:value-type="string">
            <text:p>Salford</text:p>
          </table:table-cell>
          <table:table-cell office:value-type="string">
            <text:p>43,296</text:p>
          </table:table-cell>
        </table:table-row>
        <table:table-row>
          <table:covered-table-cell/>
          <table:table-cell office:value-type="string">
            <text:p>Sefton</text:p>
          </table:table-cell>
          <table:table-cell office:value-type="string">
            <text:p>42,576</text:p>
          </table:table-cell>
        </table:table-row>
        <table:table-row>
          <table:covered-table-cell/>
          <table:table-cell office:value-type="string">
            <text:p>St. Helens</text:p>
          </table:table-cell>
          <table:table-cell office:value-type="string">
            <text:p>27,756</text:p>
          </table:table-cell>
        </table:table-row>
        <table:table-row>
          <table:covered-table-cell/>
          <table:table-cell office:value-type="string">
            <text:p>Stockport</text:p>
          </table:table-cell>
          <table:table-cell office:value-type="string">
            <text:p>47,995</text:p>
          </table:table-cell>
        </table:table-row>
        <table:table-row>
          <table:covered-table-cell/>
          <table:table-cell office:value-type="string">
            <text:p>Tameside</text:p>
          </table:table-cell>
          <table:table-cell office:value-type="string">
            <text:p>37,672</text:p>
          </table:table-cell>
        </table:table-row>
        <table:table-row>
          <table:covered-table-cell/>
          <table:table-cell office:value-type="string">
            <text:p>Trafford</text:p>
          </table:table-cell>
          <table:table-cell office:value-type="string">
            <text:p>45,253</text:p>
          </table:table-cell>
        </table:table-row>
        <table:table-row>
          <table:covered-table-cell/>
          <table:table-cell office:value-type="string">
            <text:p>Warrington</text:p>
          </table:table-cell>
          <table:table-cell office:value-type="string">
            <text:p>32,820</text:p>
          </table:table-cell>
        </table:table-row>
        <table:table-row>
          <table:covered-table-cell/>
          <table:table-cell office:value-type="string">
            <text:p>Wigan</text:p>
          </table:table-cell>
          <table:table-cell office:value-type="string">
            <text:p>48,296</text:p>
          </table:table-cell>
        </table:table-row>
        <table:table-row>
          <table:covered-table-cell/>
          <table:table-cell office:value-type="string">
            <text:p>Wirral</text:p>
          </table:table-cell>
          <table:table-cell office:value-type="string">
            <text:p>52,418</text:p>
          </table:table-cell>
        </table:table-row>
        <table:table-row>
          <table:table-cell table:number-columns-spanned="1" table:number-rows-spanned="15" office:value-type="string">
            <text:p>Yorkshire and The Humber</text:p>
          </table:table-cell>
          <table:table-cell office:value-type="string">
            <text:p>Barnsley</text:p>
          </table:table-cell>
          <table:table-cell office:value-type="string">
            <text:p>35,271</text:p>
          </table:table-cell>
        </table:table-row>
        <table:table-row>
          <table:covered-table-cell/>
          <table:table-cell office:value-type="string">
            <text:p>Bradford</text:p>
          </table:table-cell>
          <table:table-cell office:value-type="string">
            <text:p>104,563</text:p>
          </table:table-cell>
        </table:table-row>
        <table:table-row>
          <table:covered-table-cell/>
          <table:table-cell office:value-type="string">
            <text:p>Calderdale</text:p>
          </table:table-cell>
          <table:table-cell office:value-type="string">
            <text:p>37,935</text:p>
          </table:table-cell>
        </table:table-row>
        <table:table-row>
          <table:covered-table-cell/>
          <table:table-cell office:value-type="string">
            <text:p>Doncaster</text:p>
          </table:table-cell>
          <table:table-cell office:value-type="string">
            <text:p>48,728</text:p>
          </table:table-cell>
        </table:table-row>
        <table:table-row>
          <table:covered-table-cell/>
          <table:table-cell office:value-type="string">
            <text:p>East Riding of Yorkshire</text:p>
          </table:table-cell>
          <table:table-cell office:value-type="string">
            <text:p>47,426</text:p>
          </table:table-cell>
        </table:table-row>
        <table:table-row>
          <table:covered-table-cell/>
          <table:table-cell office:value-type="string">
            <text:p>Kingston upon Hull, City of</text:p>
          </table:table-cell>
          <table:table-cell office:value-type="string">
            <text:p>43,894</text:p>
          </table:table-cell>
        </table:table-row>
        <table:table-row>
          <table:covered-table-cell/>
          <table:table-cell office:value-type="string">
            <text:p>Kirklees</text:p>
          </table:table-cell>
          <table:table-cell office:value-type="string">
            <text:p>69,437</text:p>
          </table:table-cell>
        </table:table-row>
        <table:table-row>
          <table:covered-table-cell/>
          <table:table-cell office:value-type="string">
            <text:p>Leeds</text:p>
          </table:table-cell>
          <table:table-cell office:value-type="string">
            <text:p>134,335</text:p>
          </table:table-cell>
        </table:table-row>
        <table:table-row>
          <table:covered-table-cell/>
          <table:table-cell office:value-type="string">
            <text:p>North East Lincolnshire</text:p>
          </table:table-cell>
          <table:table-cell office:value-type="string">
            <text:p>24,755</text:p>
          </table:table-cell>
        </table:table-row>
        <table:table-row>
          <table:covered-table-cell/>
          <table:table-cell office:value-type="string">
            <text:p>North Lincolnshire</text:p>
          </table:table-cell>
          <table:table-cell office:value-type="string">
            <text:p>25,251</text:p>
          </table:table-cell>
        </table:table-row>
        <table:table-row>
          <table:covered-table-cell/>
          <table:table-cell office:value-type="string">
            <text:p>North Yorkshire</text:p>
          </table:table-cell>
          <table:table-cell office:value-type="string">
            <text:p>89,102</text:p>
          </table:table-cell>
        </table:table-row>
        <table:table-row>
          <table:covered-table-cell/>
          <table:table-cell office:value-type="string">
            <text:p>Rotherham</text:p>
          </table:table-cell>
          <table:table-cell office:value-type="string">
            <text:p>45,424</text:p>
          </table:table-cell>
        </table:table-row>
        <table:table-row>
          <table:covered-table-cell/>
          <table:table-cell office:value-type="string">
            <text:p>Sheffield</text:p>
          </table:table-cell>
          <table:table-cell office:value-type="string">
            <text:p>86,283</text:p>
          </table:table-cell>
        </table:table-row>
        <table:table-row>
          <table:covered-table-cell/>
          <table:table-cell office:value-type="string">
            <text:p>Wakefield</text:p>
          </table:table-cell>
          <table:table-cell office:value-type="string">
            <text:p>57,921</text:p>
          </table:table-cell>
        </table:table-row>
        <table:table-row>
          <table:covered-table-cell/>
          <table:table-cell office:value-type="string">
            <text:p>York</text:p>
          </table:table-cell>
          <table:table-cell office:value-type="string">
            <text:p>28,065</text:p>
          </table:table-cell>
        </table:table-row>
        <table:table-row>
          <table:table-cell table:number-columns-spanned="1" table:number-rows-spanned="10" office:value-type="string">
            <text:p>East Midlands</text:p>
          </table:table-cell>
          <table:table-cell office:value-type="string">
            <text:p>Derby</text:p>
          </table:table-cell>
          <table:table-cell office:value-type="string">
            <text:p>45,639</text:p>
          </table:table-cell>
        </table:table-row>
        <table:table-row>
          <table:covered-table-cell/>
          <table:table-cell office:value-type="string">
            <text:p>Derbyshire</text:p>
          </table:table-cell>
          <table:table-cell office:value-type="string">
            <text:p>113,311</text:p>
          </table:table-cell>
        </table:table-row>
        <table:table-row>
          <table:covered-table-cell/>
          <table:table-cell office:value-type="string">
            <text:p>Leicester</text:p>
          </table:table-cell>
          <table:table-cell office:value-type="string">
            <text:p>61,648</text:p>
          </table:table-cell>
        </table:table-row>
        <table:table-row>
          <table:covered-table-cell/>
          <table:table-cell office:value-type="string">
            <text:p>Leicestershire</text:p>
          </table:table-cell>
          <table:table-cell office:value-type="string">
            <text:p>107,267</text:p>
          </table:table-cell>
        </table:table-row>
        <table:table-row>
          <table:covered-table-cell/>
          <table:table-cell office:value-type="string">
            <text:p>Lincolnshire</text:p>
          </table:table-cell>
          <table:table-cell office:value-type="string">
            <text:p>112,755</text:p>
          </table:table-cell>
        </table:table-row>
        <table:table-row>
          <table:covered-table-cell/>
          <table:table-cell office:value-type="string">
            <text:p>North Northamptonshire</text:p>
          </table:table-cell>
          <table:table-cell office:value-type="string">
            <text:p>58,211</text:p>
          </table:table-cell>
        </table:table-row>
        <table:table-row>
          <table:covered-table-cell/>
          <table:table-cell office:value-type="string">
            <text:p>Nottingham</text:p>
          </table:table-cell>
          <table:table-cell office:value-type="string">
            <text:p>51,016</text:p>
          </table:table-cell>
        </table:table-row>
        <table:table-row>
          <table:covered-table-cell/>
          <table:table-cell office:value-type="string">
            <text:p>Nottinghamshire</text:p>
          </table:table-cell>
          <table:table-cell office:value-type="string">
            <text:p>127,788</text:p>
          </table:table-cell>
        </table:table-row>
        <table:table-row>
          <table:covered-table-cell/>
          <table:table-cell office:value-type="string">
            <text:p>Rutland</text:p>
          </table:table-cell>
          <table:table-cell office:value-type="string">
            <text:p>8,063</text:p>
          </table:table-cell>
        </table:table-row>
        <table:table-row>
          <table:covered-table-cell/>
          <table:table-cell office:value-type="string">
            <text:p>West Northamptonshire</text:p>
          </table:table-cell>
          <table:table-cell office:value-type="string">
            <text:p>69,700</text:p>
          </table:table-cell>
        </table:table-row>
        <table:table-row>
          <table:table-cell table:number-columns-spanned="1" table:number-rows-spanned="14" office:value-type="string">
            <text:p>West Midlands</text:p>
          </table:table-cell>
          <table:table-cell office:value-type="string">
            <text:p>Birmingham</text:p>
          </table:table-cell>
          <table:table-cell office:value-type="string">
            <text:p>214,568</text:p>
          </table:table-cell>
        </table:table-row>
        <table:table-row>
          <table:covered-table-cell/>
          <table:table-cell office:value-type="string">
            <text:p>Coventry</text:p>
          </table:table-cell>
          <table:table-cell office:value-type="string">
            <text:p>60,770</text:p>
          </table:table-cell>
        </table:table-row>
        <table:table-row>
          <table:covered-table-cell/>
          <table:table-cell office:value-type="string">
            <text:p>Dudley</text:p>
          </table:table-cell>
          <table:table-cell office:value-type="string">
            <text:p>48,350</text:p>
          </table:table-cell>
        </table:table-row>
        <table:table-row>
          <table:covered-table-cell/>
          <table:table-cell office:value-type="string">
            <text:p>Herefordshire, County of</text:p>
          </table:table-cell>
          <table:table-cell office:value-type="string">
            <text:p>25,068</text:p>
          </table:table-cell>
        </table:table-row>
        <table:table-row>
          <table:covered-table-cell/>
          <table:table-cell office:value-type="string">
            <text:p>Sandwell</text:p>
          </table:table-cell>
          <table:table-cell office:value-type="string">
            <text:p>62,561</text:p>
          </table:table-cell>
        </table:table-row>
        <table:table-row>
          <table:covered-table-cell/>
          <table:table-cell office:value-type="string">
            <text:p>Shropshire</text:p>
          </table:table-cell>
          <table:table-cell office:value-type="string">
            <text:p>44,581</text:p>
          </table:table-cell>
        </table:table-row>
        <table:table-row>
          <table:covered-table-cell/>
          <table:table-cell office:value-type="string">
            <text:p>Solihull</text:p>
          </table:table-cell>
          <table:table-cell office:value-type="string">
            <text:p>42,598</text:p>
          </table:table-cell>
        </table:table-row>
        <table:table-row>
          <table:covered-table-cell/>
          <table:table-cell office:value-type="string">
            <text:p>Staffordshire</text:p>
          </table:table-cell>
          <table:table-cell office:value-type="string">
            <text:p>127,261</text:p>
          </table:table-cell>
        </table:table-row>
        <table:table-row>
          <table:covered-table-cell/>
          <table:table-cell office:value-type="string">
            <text:p>Stoke-on-Trent</text:p>
          </table:table-cell>
          <table:table-cell office:value-type="string">
            <text:p>41,244</text:p>
          </table:table-cell>
        </table:table-row>
        <table:table-row>
          <table:covered-table-cell/>
          <table:table-cell office:value-type="string">
            <text:p>Telford and Wrekin</text:p>
          </table:table-cell>
          <table:table-cell office:value-type="string">
            <text:p>32,423</text:p>
          </table:table-cell>
        </table:table-row>
        <table:table-row>
          <table:covered-table-cell/>
          <table:table-cell office:value-type="string">
            <text:p>Walsall</text:p>
          </table:table-cell>
          <table:table-cell office:value-type="string">
            <text:p>54,917</text:p>
          </table:table-cell>
        </table:table-row>
        <table:table-row>
          <table:covered-table-cell/>
          <table:table-cell office:value-type="string">
            <text:p>Warwickshire</text:p>
          </table:table-cell>
          <table:table-cell office:value-type="string">
            <text:p>93,950</text:p>
          </table:table-cell>
        </table:table-row>
        <table:table-row>
          <table:covered-table-cell/>
          <table:table-cell office:value-type="string">
            <text:p>Wolverhampton</text:p>
          </table:table-cell>
          <table:table-cell office:value-type="string">
            <text:p>50,413</text:p>
          </table:table-cell>
        </table:table-row>
        <table:table-row>
          <table:covered-table-cell/>
          <table:table-cell office:value-type="string">
            <text:p>Worcestershire</text:p>
          </table:table-cell>
          <table:table-cell office:value-type="string">
            <text:p>89,648</text:p>
          </table:table-cell>
        </table:table-row>
        <table:table-row>
          <table:table-cell table:number-columns-spanned="1" table:number-rows-spanned="11" office:value-type="string">
            <text:p>East of England</text:p>
          </table:table-cell>
          <table:table-cell office:value-type="string">
            <text:p>Bedford</text:p>
          </table:table-cell>
          <table:table-cell office:value-type="string">
            <text:p>35,303</text:p>
          </table:table-cell>
        </table:table-row>
        <table:table-row>
          <table:covered-table-cell/>
          <table:table-cell office:value-type="string">
            <text:p>Cambridgeshire</text:p>
          </table:table-cell>
          <table:table-cell office:value-type="string">
            <text:p>101,031</text:p>
          </table:table-cell>
        </table:table-row>
        <table:table-row>
          <table:covered-table-cell/>
          <table:table-cell office:value-type="string">
            <text:p>Central Bedfordshire</text:p>
          </table:table-cell>
          <table:table-cell office:value-type="string">
            <text:p>47,380</text:p>
          </table:table-cell>
        </table:table-row>
        <table:table-row>
          <table:covered-table-cell/>
          <table:table-cell office:value-type="string">
            <text:p>Essex</text:p>
          </table:table-cell>
          <table:table-cell office:value-type="string">
            <text:p>230,730</text:p>
          </table:table-cell>
        </table:table-row>
        <table:table-row>
          <table:covered-table-cell/>
          <table:table-cell office:value-type="string">
            <text:p>Hertfordshire</text:p>
          </table:table-cell>
          <table:table-cell office:value-type="string">
            <text:p>224,309</text:p>
          </table:table-cell>
        </table:table-row>
        <table:table-row>
          <table:covered-table-cell/>
          <table:table-cell office:value-type="string">
            <text:p>Luton</text:p>
          </table:table-cell>
          <table:table-cell office:value-type="string">
            <text:p>41,317</text:p>
          </table:table-cell>
        </table:table-row>
        <table:table-row>
          <table:covered-table-cell/>
          <table:table-cell office:value-type="string">
            <text:p>Norfolk</text:p>
          </table:table-cell>
          <table:table-cell office:value-type="string">
            <text:p>124,168</text:p>
          </table:table-cell>
        </table:table-row>
        <table:table-row>
          <table:covered-table-cell/>
          <table:table-cell office:value-type="string">
            <text:p>Peterborough</text:p>
          </table:table-cell>
          <table:table-cell office:value-type="string">
            <text:p>40,758</text:p>
          </table:table-cell>
        </table:table-row>
        <table:table-row>
          <table:covered-table-cell/>
          <table:table-cell office:value-type="string">
            <text:p>Southend-on-Sea</text:p>
          </table:table-cell>
          <table:table-cell office:value-type="string">
            <text:p>32,066</text:p>
          </table:table-cell>
        </table:table-row>
        <table:table-row>
          <table:covered-table-cell/>
          <table:table-cell office:value-type="string">
            <text:p>Suffolk</text:p>
          </table:table-cell>
          <table:table-cell office:value-type="string">
            <text:p>112,072</text:p>
          </table:table-cell>
        </table:table-row>
        <table:table-row>
          <table:covered-table-cell/>
          <table:table-cell office:value-type="string">
            <text:p>Thurrock</text:p>
          </table:table-cell>
          <table:table-cell office:value-type="string">
            <text:p>30,952</text:p>
          </table:table-cell>
        </table:table-row>
        <table:table-row>
          <table:table-cell table:number-columns-spanned="1" table:number-rows-spanned="33" office:value-type="string">
            <text:p>London</text:p>
          </table:table-cell>
          <table:table-cell office:value-type="string">
            <text:p>Barking and Dagenham</text:p>
          </table:table-cell>
          <table:table-cell office:value-type="string">
            <text:p>45,153</text:p>
          </table:table-cell>
        </table:table-row>
        <table:table-row>
          <table:covered-table-cell/>
          <table:table-cell office:value-type="string">
            <text:p>Barnet</text:p>
          </table:table-cell>
          <table:table-cell office:value-type="string">
            <text:p>69,742</text:p>
          </table:table-cell>
        </table:table-row>
        <table:table-row>
          <table:covered-table-cell/>
          <table:table-cell office:value-type="string">
            <text:p>Bexley</text:p>
          </table:table-cell>
          <table:table-cell office:value-type="string">
            <text:p>44,603</text:p>
          </table:table-cell>
        </table:table-row>
        <table:table-row>
          <table:covered-table-cell/>
          <table:table-cell office:value-type="string">
            <text:p>Brent</text:p>
          </table:table-cell>
          <table:table-cell office:value-type="string">
            <text:p>50,493</text:p>
          </table:table-cell>
        </table:table-row>
        <table:table-row>
          <table:covered-table-cell/>
          <table:table-cell office:value-type="string">
            <text:p>Bromley</text:p>
          </table:table-cell>
          <table:table-cell office:value-type="string">
            <text:p>58,419</text:p>
          </table:table-cell>
        </table:table-row>
        <table:table-row>
          <table:covered-table-cell/>
          <table:table-cell office:value-type="string">
            <text:p>Camden</text:p>
          </table:table-cell>
          <table:table-cell office:value-type="string">
            <text:p>31,622</text:p>
          </table:table-cell>
        </table:table-row>
        <table:table-row>
          <table:covered-table-cell/>
          <table:table-cell office:value-type="string">
            <text:p>City of London</text:p>
          </table:table-cell>
          <table:table-cell office:value-type="string">
            <text:p>2,867</text:p>
          </table:table-cell>
        </table:table-row>
        <table:table-row>
          <table:covered-table-cell/>
          <table:table-cell office:value-type="string">
            <text:p>Croydon</text:p>
          </table:table-cell>
          <table:table-cell office:value-type="string">
            <text:p>65,368</text:p>
          </table:table-cell>
        </table:table-row>
        <table:table-row>
          <table:covered-table-cell/>
          <table:table-cell office:value-type="string">
            <text:p>Ealing</text:p>
          </table:table-cell>
          <table:table-cell office:value-type="string">
            <text:p>59,273</text:p>
          </table:table-cell>
        </table:table-row>
        <table:table-row>
          <table:covered-table-cell/>
          <table:table-cell office:value-type="string">
            <text:p>Enfield</text:p>
          </table:table-cell>
          <table:table-cell office:value-type="string">
            <text:p>58,052</text:p>
          </table:table-cell>
        </table:table-row>
        <table:table-row>
          <table:covered-table-cell/>
          <table:table-cell office:value-type="string">
            <text:p>Greenwich</text:p>
          </table:table-cell>
          <table:table-cell office:value-type="string">
            <text:p>48,354</text:p>
          </table:table-cell>
        </table:table-row>
        <table:table-row>
          <table:covered-table-cell/>
          <table:table-cell office:value-type="string">
            <text:p>Hackney</text:p>
          </table:table-cell>
          <table:table-cell office:value-type="string">
            <text:p>45,150</text:p>
          </table:table-cell>
        </table:table-row>
        <table:table-row>
          <table:covered-table-cell/>
          <table:table-cell office:value-type="string">
            <text:p>Hammersmith and Fulham</text:p>
          </table:table-cell>
          <table:table-cell office:value-type="string">
            <text:p>27,061</text:p>
          </table:table-cell>
        </table:table-row>
        <table:table-row>
          <table:covered-table-cell/>
          <table:table-cell office:value-type="string">
            <text:p>Haringey</text:p>
          </table:table-cell>
          <table:table-cell office:value-type="string">
            <text:p>42,044</text:p>
          </table:table-cell>
        </table:table-row>
        <table:table-row>
          <table:covered-table-cell/>
          <table:table-cell office:value-type="string">
            <text:p>Harrow</text:p>
          </table:table-cell>
          <table:table-cell office:value-type="string">
            <text:p>42,585</text:p>
          </table:table-cell>
        </table:table-row>
        <table:table-row>
          <table:covered-table-cell/>
          <table:table-cell office:value-type="string">
            <text:p>Havering</text:p>
          </table:table-cell>
          <table:table-cell office:value-type="string">
            <text:p>42,035</text:p>
          </table:table-cell>
        </table:table-row>
        <table:table-row>
          <table:covered-table-cell/>
          <table:table-cell office:value-type="string">
            <text:p>Hillingdon</text:p>
          </table:table-cell>
          <table:table-cell office:value-type="string">
            <text:p>56,855</text:p>
          </table:table-cell>
        </table:table-row>
        <table:table-row>
          <table:covered-table-cell/>
          <table:table-cell office:value-type="string">
            <text:p>Hounslow</text:p>
          </table:table-cell>
          <table:table-cell office:value-type="string">
            <text:p>47,822</text:p>
          </table:table-cell>
        </table:table-row>
        <table:table-row>
          <table:covered-table-cell/>
          <table:table-cell office:value-type="string">
            <text:p>Islington</text:p>
          </table:table-cell>
          <table:table-cell office:value-type="string">
            <text:p>25,053</text:p>
          </table:table-cell>
        </table:table-row>
        <table:table-row>
          <table:covered-table-cell/>
          <table:table-cell office:value-type="string">
            <text:p>Kensington and Chelsea</text:p>
          </table:table-cell>
          <table:table-cell office:value-type="string">
            <text:p>24,551</text:p>
          </table:table-cell>
        </table:table-row>
        <table:table-row>
          <table:covered-table-cell/>
          <table:table-cell office:value-type="string">
            <text:p>Kingston upon Thames</text:p>
          </table:table-cell>
          <table:table-cell office:value-type="string">
            <text:p>31,351</text:p>
          </table:table-cell>
        </table:table-row>
        <table:table-row>
          <table:covered-table-cell/>
          <table:table-cell office:value-type="string">
            <text:p>Lambeth</text:p>
          </table:table-cell>
          <table:table-cell office:value-type="string">
            <text:p>39,193</text:p>
          </table:table-cell>
        </table:table-row>
        <table:table-row>
          <table:covered-table-cell/>
          <table:table-cell office:value-type="string">
            <text:p>Lewisham</text:p>
          </table:table-cell>
          <table:table-cell office:value-type="string">
            <text:p>40,820</text:p>
          </table:table-cell>
        </table:table-row>
        <table:table-row>
          <table:covered-table-cell/>
          <table:table-cell office:value-type="string">
            <text:p>Merton</text:p>
          </table:table-cell>
          <table:table-cell office:value-type="string">
            <text:p>32,569</text:p>
          </table:table-cell>
        </table:table-row>
        <table:table-row>
          <table:covered-table-cell/>
          <table:table-cell office:value-type="string">
            <text:p>Newham</text:p>
          </table:table-cell>
          <table:table-cell office:value-type="string">
            <text:p>65,507</text:p>
          </table:table-cell>
        </table:table-row>
        <table:table-row>
          <table:covered-table-cell/>
          <table:table-cell office:value-type="string">
            <text:p>Redbridge</text:p>
          </table:table-cell>
          <table:table-cell office:value-type="string">
            <text:p>61,623</text:p>
          </table:table-cell>
        </table:table-row>
        <table:table-row>
          <table:covered-table-cell/>
          <table:table-cell office:value-type="string">
            <text:p>Richmond upon Thames</text:p>
          </table:table-cell>
          <table:table-cell office:value-type="string">
            <text:p>39,051</text:p>
          </table:table-cell>
        </table:table-row>
        <table:table-row>
          <table:covered-table-cell/>
          <table:table-cell office:value-type="string">
            <text:p>Southwark</text:p>
          </table:table-cell>
          <table:table-cell office:value-type="string">
            <text:p>49,167</text:p>
          </table:table-cell>
        </table:table-row>
        <table:table-row>
          <table:covered-table-cell/>
          <table:table-cell office:value-type="string">
            <text:p>Sutton</text:p>
          </table:table-cell>
          <table:table-cell office:value-type="string">
            <text:p>42,450</text:p>
          </table:table-cell>
        </table:table-row>
        <table:table-row>
          <table:covered-table-cell/>
          <table:table-cell office:value-type="string">
            <text:p>Tower Hamlets</text:p>
          </table:table-cell>
          <table:table-cell office:value-type="string">
            <text:p>49,026</text:p>
          </table:table-cell>
        </table:table-row>
        <table:table-row>
          <table:covered-table-cell/>
          <table:table-cell office:value-type="string">
            <text:p>Waltham Forest</text:p>
          </table:table-cell>
          <table:table-cell office:value-type="string">
            <text:p>44,694</text:p>
          </table:table-cell>
        </table:table-row>
        <table:table-row>
          <table:covered-table-cell/>
          <table:table-cell office:value-type="string">
            <text:p>Wandsworth</text:p>
          </table:table-cell>
          <table:table-cell office:value-type="string">
            <text:p>43,770</text:p>
          </table:table-cell>
        </table:table-row>
        <table:table-row>
          <table:covered-table-cell/>
          <table:table-cell office:value-type="string">
            <text:p>Westminster</text:p>
          </table:table-cell>
          <table:table-cell office:value-type="string">
            <text:p>31,615</text:p>
          </table:table-cell>
        </table:table-row>
        <table:table-row>
          <table:table-cell table:number-columns-spanned="1" table:number-rows-spanned="19" office:value-type="string">
            <text:p>South East</text:p>
          </table:table-cell>
          <table:table-cell office:value-type="string">
            <text:p>Bracknell Forest</text:p>
          </table:table-cell>
          <table:table-cell office:value-type="string">
            <text:p>21,900</text:p>
          </table:table-cell>
        </table:table-row>
        <table:table-row>
          <table:covered-table-cell/>
          <table:table-cell office:value-type="string">
            <text:p>Brighton and Hove</text:p>
          </table:table-cell>
          <table:table-cell office:value-type="string">
            <text:p>35,930</text:p>
          </table:table-cell>
        </table:table-row>
        <table:table-row>
          <table:covered-table-cell/>
          <table:table-cell office:value-type="string">
            <text:p>Buckinghamshire</text:p>
          </table:table-cell>
          <table:table-cell office:value-type="string">
            <text:p>96,964</text:p>
          </table:table-cell>
        </table:table-row>
        <table:table-row>
          <table:covered-table-cell/>
          <table:table-cell office:value-type="string">
            <text:p>East Sussex</text:p>
          </table:table-cell>
          <table:table-cell office:value-type="string">
            <text:p>74,252</text:p>
          </table:table-cell>
        </table:table-row>
        <table:table-row>
          <table:covered-table-cell/>
          <table:table-cell office:value-type="string">
            <text:p>Hampshire</text:p>
          </table:table-cell>
          <table:table-cell office:value-type="string">
            <text:p>197,628</text:p>
          </table:table-cell>
        </table:table-row>
        <table:table-row>
          <table:covered-table-cell/>
          <table:table-cell office:value-type="string">
            <text:p>Isle of Wight</text:p>
          </table:table-cell>
          <table:table-cell office:value-type="string">
            <text:p>17,838</text:p>
          </table:table-cell>
        </table:table-row>
        <table:table-row>
          <table:covered-table-cell/>
          <table:table-cell office:value-type="string">
            <text:p>Kent</text:p>
          </table:table-cell>
          <table:table-cell office:value-type="string">
            <text:p>265,806</text:p>
          </table:table-cell>
        </table:table-row>
        <table:table-row>
          <table:covered-table-cell/>
          <table:table-cell office:value-type="string">
            <text:p>Medway</text:p>
          </table:table-cell>
          <table:table-cell office:value-type="string">
            <text:p>50,672</text:p>
          </table:table-cell>
        </table:table-row>
        <table:table-row>
          <table:covered-table-cell/>
          <table:table-cell office:value-type="string">
            <text:p>Milton Keynes</text:p>
          </table:table-cell>
          <table:table-cell office:value-type="string">
            <text:p>51,050</text:p>
          </table:table-cell>
        </table:table-row>
        <table:table-row>
          <table:covered-table-cell/>
          <table:table-cell office:value-type="string">
            <text:p>Oxfordshire</text:p>
          </table:table-cell>
          <table:table-cell office:value-type="string">
            <text:p>116,781</text:p>
          </table:table-cell>
        </table:table-row>
        <table:table-row>
          <table:covered-table-cell/>
          <table:table-cell office:value-type="string">
            <text:p>Portsmouth</text:p>
          </table:table-cell>
          <table:table-cell office:value-type="string">
            <text:p>29,769</text:p>
          </table:table-cell>
        </table:table-row>
        <table:table-row>
          <table:covered-table-cell/>
          <table:table-cell office:value-type="string">
            <text:p>Reading</text:p>
          </table:table-cell>
          <table:table-cell office:value-type="string">
            <text:p>27,053</text:p>
          </table:table-cell>
        </table:table-row>
        <table:table-row>
          <table:covered-table-cell/>
          <table:table-cell office:value-type="string">
            <text:p>Slough</text:p>
          </table:table-cell>
          <table:table-cell office:value-type="string">
            <text:p>34,483</text:p>
          </table:table-cell>
        </table:table-row>
        <table:table-row>
          <table:covered-table-cell/>
          <table:table-cell office:value-type="string">
            <text:p>Southampton</text:p>
          </table:table-cell>
          <table:table-cell office:value-type="string">
            <text:p>35,039</text:p>
          </table:table-cell>
        </table:table-row>
        <table:table-row>
          <table:covered-table-cell/>
          <table:table-cell office:value-type="string">
            <text:p>Surrey</text:p>
          </table:table-cell>
          <table:table-cell office:value-type="string">
            <text:p>201,993</text:p>
          </table:table-cell>
        </table:table-row>
        <table:table-row>
          <table:covered-table-cell/>
          <table:table-cell office:value-type="string">
            <text:p>West Berkshire</text:p>
          </table:table-cell>
          <table:table-cell office:value-type="string">
            <text:p>30,356</text:p>
          </table:table-cell>
        </table:table-row>
        <table:table-row>
          <table:covered-table-cell/>
          <table:table-cell office:value-type="string">
            <text:p>West Sussex</text:p>
          </table:table-cell>
          <table:table-cell office:value-type="string">
            <text:p>129,075</text:p>
          </table:table-cell>
        </table:table-row>
        <table:table-row>
          <table:covered-table-cell/>
          <table:table-cell office:value-type="string">
            <text:p>Windsor and Maidenhead</text:p>
          </table:table-cell>
          <table:table-cell office:value-type="string">
            <text:p>28,234</text:p>
          </table:table-cell>
        </table:table-row>
        <table:table-row>
          <table:covered-table-cell/>
          <table:table-cell office:value-type="string">
            <text:p>Wokingham</text:p>
          </table:table-cell>
          <table:table-cell office:value-type="string">
            <text:p>33,323</text:p>
          </table:table-cell>
        </table:table-row>
        <table:table-row>
          <table:table-cell table:number-columns-spanned="1" table:number-rows-spanned="15" office:value-type="string">
            <text:p>South West</text:p>
          </table:table-cell>
          <table:table-cell office:value-type="string">
            <text:p>Bath and North East Somerset</text:p>
          </table:table-cell>
          <table:table-cell office:value-type="string">
            <text:p>32,230</text:p>
          </table:table-cell>
        </table:table-row>
        <table:table-row>
          <table:covered-table-cell/>
          <table:table-cell office:value-type="string">
            <text:p>Bournemouth, Christchurch and Poole</text:p>
          </table:table-cell>
          <table:table-cell office:value-type="string">
            <text:p>55,617</text:p>
          </table:table-cell>
        </table:table-row>
        <table:table-row>
          <table:covered-table-cell/>
          <table:table-cell office:value-type="string">
            <text:p>Bristol, City of</text:p>
          </table:table-cell>
          <table:table-cell office:value-type="string">
            <text:p>69,885</text:p>
          </table:table-cell>
        </table:table-row>
        <table:table-row>
          <table:covered-table-cell/>
          <table:table-cell office:value-type="string">
            <text:p>Cornwall</text:p>
          </table:table-cell>
          <table:table-cell office:value-type="string">
            <text:p>76,687</text:p>
          </table:table-cell>
        </table:table-row>
        <table:table-row>
          <table:covered-table-cell/>
          <table:table-cell office:value-type="string">
            <text:p>Devon</text:p>
          </table:table-cell>
          <table:table-cell office:value-type="string">
            <text:p>108,147</text:p>
          </table:table-cell>
        </table:table-row>
        <table:table-row>
          <table:covered-table-cell/>
          <table:table-cell office:value-type="string">
            <text:p>Dorset</text:p>
          </table:table-cell>
          <table:table-cell office:value-type="string">
            <text:p>53,694</text:p>
          </table:table-cell>
        </table:table-row>
        <table:table-row>
          <table:covered-table-cell/>
          <table:table-cell office:value-type="string">
            <text:p>Gloucestershire</text:p>
          </table:table-cell>
          <table:table-cell office:value-type="string">
            <text:p>99,032</text:p>
          </table:table-cell>
        </table:table-row>
        <table:table-row>
          <table:covered-table-cell/>
          <table:table-cell office:value-type="string">
            <text:p>Isles of Scilly</text:p>
          </table:table-cell>
          <table:table-cell office:value-type="string">
            <text:p>263</text:p>
          </table:table-cell>
        </table:table-row>
        <table:table-row>
          <table:covered-table-cell/>
          <table:table-cell office:value-type="string">
            <text:p>North Somerset</text:p>
          </table:table-cell>
          <table:table-cell office:value-type="string">
            <text:p>32,280</text:p>
          </table:table-cell>
        </table:table-row>
        <table:table-row>
          <table:covered-table-cell/>
          <table:table-cell office:value-type="string">
            <text:p>Plymouth</text:p>
          </table:table-cell>
          <table:table-cell office:value-type="string">
            <text:p>40,526</text:p>
          </table:table-cell>
        </table:table-row>
        <table:table-row>
          <table:covered-table-cell/>
          <table:table-cell office:value-type="string">
            <text:p>Somerset</text:p>
          </table:table-cell>
          <table:table-cell office:value-type="string">
            <text:p>80,224</text:p>
          </table:table-cell>
        </table:table-row>
        <table:table-row>
          <table:covered-table-cell/>
          <table:table-cell office:value-type="string">
            <text:p>South Gloucestershire</text:p>
          </table:table-cell>
          <table:table-cell office:value-type="string">
            <text:p>40,748</text:p>
          </table:table-cell>
        </table:table-row>
        <table:table-row>
          <table:covered-table-cell/>
          <table:table-cell office:value-type="string">
            <text:p>Swindon</text:p>
          </table:table-cell>
          <table:table-cell office:value-type="string">
            <text:p>36,610</text:p>
          </table:table-cell>
        </table:table-row>
        <table:table-row>
          <table:covered-table-cell/>
          <table:table-cell office:value-type="string">
            <text:p>Torbay</text:p>
          </table:table-cell>
          <table:table-cell office:value-type="string">
            <text:p>20,356</text:p>
          </table:table-cell>
        </table:table-row>
        <table:table-row>
          <table:covered-table-cell/>
          <table:table-cell office:value-type="string">
            <text:p>Wiltshire</text:p>
          </table:table-cell>
          <table:table-cell office:value-type="string">
            <text:p>76,566</text:p>
          </table:table-cell>
        </table:table-row>
        <table:table-row>
          <table:table-cell office:value-type="string">
            <text:p/>
          </table:table-cell>
          <table:table-cell/>
          <table:table-cell/>
        </table:table-row>
        <table:table-row>
          <table:table-cell office:value-type="string">
            <text:p>(1) Totals include state-funded nursery, primary, secondary and special schools, non-maintained special schools, pupil referral units and independent schools</text:p>
          </table:table-cell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7.4</meta:generator>
  </office:meta>
</office:document-meta>
</file>